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6.99pt"/>
    </style:style>
    <style:style style:name="co3" style:family="table-column">
      <style:table-column-properties fo:break-before="auto" style:column-width="102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roductID</text:p>
          </table:table-cell>
          <table:table-cell office:value-type="string" calcext:value-type="string">
            <text:p>ProductName</text:p>
          </table:table-cell>
          <table:table-cell office:value-type="string" calcext:value-type="string">
            <text:p>SupplierID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 boxes x 20 bag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a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 - 12 oz bottle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iseed Syru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- 550 ml bottl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f Anton's Cajun Season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8 - 6 oz jar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f Anton's Gumbo Mi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6 boxes</text:p>
          </table:table-cell>
          <table:table-cell office:value-type="float" office:value="21.35" calcext:value-type="float">
            <text:p>21.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andma's Boysenberry Sprea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- 8 oz jar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cle Bob's Organic Dried Pear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 - 1 lb pkgs.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thwoods Cranberry Sau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- 12 oz jar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shi Kobe Niku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 - 500 g pkgs.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kur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 - 200 ml jar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so Cabral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kg pkg.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eso Manchego La Pastor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 - 500 g pkgs.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onbu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 kg bo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ofu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0 - 100 g pkgs.</text:p>
          </table:table-cell>
          <table:table-cell office:value-type="float" office:value="23.25" calcext:value-type="float">
            <text:p>23.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enen Shouyu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 - 250 ml bottles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vlov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2 - 500 g boxes</text:p>
          </table:table-cell>
          <table:table-cell office:value-type="float" office:value="17.45" calcext:value-type="float">
            <text:p>17.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ice Mutto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- 1 kg tin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rnarvon Tiger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 kg pkg.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atime Chocolate Biscuit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boxes x 12 pieces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ir Rodney's Marmalad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 gift boxes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ir Rodney's Scone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 pkgs. x 4 piec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ustaf's Knäckebrö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 - 500 g pkgs.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unnbrö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 - 250 g pkgs.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uaraná Fantástic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- 355 ml cans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uNuCa Nuß-Nougat-Creme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 - 450 g glass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umbär Gummibärchen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 - 250 g bags</text:p>
          </table:table-cell>
          <table:table-cell office:value-type="float" office:value="31.23" calcext:value-type="float">
            <text:p>31.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choggi Schokolade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 - 100 g pieces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össle Sauerkraut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 - 825 g cans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üringer Rostbratwurst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 bags x 30 sausgs.</text:p>
          </table:table-cell>
          <table:table-cell office:value-type="float" office:value="123.79" calcext:value-type="float">
            <text:p>123.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rd-Ost Matjeshering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 - 200 g glasses</text:p>
          </table:table-cell>
          <table:table-cell office:value-type="float" office:value="25.89" calcext:value-type="float">
            <text:p>25.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orgonzola Telino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 - 100 g pkgs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scarpone Fabioli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 - 200 g pkgs.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eitost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0 g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asquatch Al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 - 12 oz bottl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eeleye Stout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 - 12 oz bottle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nlagd Sill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 - 250 g jar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ravad lax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 - 500 g pkgs.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ôte de Blay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- 75 cl bottles</text:p>
          </table:table-cell>
          <table:table-cell office:value-type="float" office:value="263.5" calcext:value-type="float">
            <text:p>263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hartreuse vert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0 cc per bottl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oston Crab Meat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 - 4 oz tins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Jack's New England Clam Chowder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 - 12 oz cans</text:p>
          </table:table-cell>
          <table:table-cell office:value-type="float" office:value="9.65" calcext:value-type="float">
            <text:p>9.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ingaporean Hokkien Fried Me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 - 1 kg pkgs.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poh Coffe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 - 500 g tin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ula Malacca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 - 2 kg bags</text:p>
          </table:table-cell>
          <table:table-cell office:value-type="float" office:value="19.45" calcext:value-type="float">
            <text:p>19.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øgede sild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k pkg.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pegesild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 - 450 g glasse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Zaanse koeke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- 4 oz boxes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ocolad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pkgs.</text:p>
          </table:table-cell>
          <table:table-cell office:value-type="float" office:value="12.75" calcext:value-type="float">
            <text:p>12.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xilaku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 - 50 g pkgs.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alkoinen suklaa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- 100 g bars</text:p>
          </table:table-cell>
          <table:table-cell office:value-type="float" office:value="16.25" calcext:value-type="float">
            <text:p>16.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anjimup Dried Apples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0 - 300 g pkgs.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ilo Mix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 - 2 kg box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erth Pasties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8 pieces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ourtière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 pies</text:p>
          </table:table-cell>
          <table:table-cell office:value-type="float" office:value="7.45" calcext:value-type="float">
            <text:p>7.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âté chinois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 boxes x 2 pie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nocchi di nonna Alice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 - 250 g pkgs.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Ravioli Angelo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 - 250 g pkgs.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scargots de Bourgogne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 pieces</text:p>
          </table:table-cell>
          <table:table-cell office:value-type="float" office:value="13.25" calcext:value-type="float">
            <text:p>13.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clette Courdavault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 kg pkg.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membert Pierrot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- 300 g round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irop d'érable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 - 500 ml bottles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arte au sucr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8 pies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egie-sprea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 - 625 g jars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immers gute Semmelknödel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bags x 4 pieces</text:p>
          </table:table-cell>
          <table:table-cell office:value-type="float" office:value="33.25" calcext:value-type="float">
            <text:p>33.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ouisiana Fiery Hot Pepper Sauc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32 - 8 oz bottles</text:p>
          </table:table-cell>
          <table:table-cell office:value-type="float" office:value="21.05" calcext:value-type="float">
            <text:p>21.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ouisiana Hot Spiced Ok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4 - 8 oz jar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aughing Lumberjack Lager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 - 12 oz bottl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cottish Longbread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boxes x 8 pieces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udbrandsdalsost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 kg pkg.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utback Lag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 - 355 ml bottl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løtemysost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 - 500 g pkgs.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ozzarella di Giovanni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 - 200 g pkgs.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öd Kaviar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 - 150 g jar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onglife Tofu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 kg pkg.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hönbräu Klosterbi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 - 0.5 l bottles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akkalikööri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 ml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Original Frankfurter grüne Soß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boxes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0:41:59.341080000</meta:creation-date>
    <dc:date>2016-05-08T10:42:27.274251000</dc:date>
    <meta:editing-duration>PT27S</meta:editing-duration>
    <meta:editing-cycles>2</meta:editing-cycles>
    <meta:generator>LibreOffice/5.1.2.2$MacOSX_X86_64 LibreOffice_project/d3bf12ecb743fc0d20e0be0c58ca359301eb705f</meta:generator>
    <meta:document-statistic meta:table-count="1" meta:cell-count="468" meta:object-count="0"/>
  </office:meta>
</office:document-meta>
</file>